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size="14pt"/>
    </style:style>
    <style:style style:name="P2" style:family="paragraph" style:parent-style-name="Heading_20_2">
      <style:paragraph-properties fo:line-height="100%"/>
      <style:text-properties fo:font-size="14pt"/>
    </style:style>
    <style:style style:name="P3" style:family="paragraph" style:parent-style-name="Heading_20_2">
      <style:paragraph-properties fo:line-height="100%"/>
    </style:style>
    <style:style style:name="P4" style:family="paragraph" style:parent-style-name="Heading_20_3">
      <style:text-properties fo:font-size="12pt"/>
    </style:style>
    <style:style style:name="P5" style:family="paragraph" style:parent-style-name="Heading_20_3">
      <style:text-properties fo:font-size="14pt"/>
    </style:style>
    <style:style style:name="P6" style:family="paragraph" style:parent-style-name="Heading_20_4">
      <style:text-properties fo:font-size="10pt"/>
    </style:style>
    <style:style style:name="P7" style:family="paragraph" style:parent-style-name="Heading_20_4">
      <style:paragraph-properties fo:margin-left="0in" fo:margin-right="0in" fo:text-indent="0in" style:auto-text-indent="false"/>
      <style:text-properties fo:font-size="10pt"/>
    </style:style>
    <style:style style:name="P8" style:family="paragraph" style:parent-style-name="Text_20_body" style:list-style-name="L1"/>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list-style-name="L25"/>
    <style:style style:name="P23" style:family="paragraph" style:parent-style-name="Text_20_body">
      <style:text-properties fo:font-size="10pt"/>
    </style:style>
    <style:style style:name="P24" style:family="paragraph" style:parent-style-name="Text_20_body" style:list-style-name="L2">
      <style:text-properties fo:font-size="10pt"/>
    </style:style>
    <style:style style:name="P25" style:family="paragraph" style:parent-style-name="Text_20_body" style:list-style-name="L5">
      <style:text-properties fo:font-size="10pt"/>
    </style:style>
    <style:style style:name="P26" style:family="paragraph" style:parent-style-name="Text_20_body" style:list-style-name="L6">
      <style:text-properties fo:font-size="10pt"/>
    </style:style>
    <style:style style:name="P27" style:family="paragraph" style:parent-style-name="Text_20_body" style:list-style-name="L7">
      <style:text-properties fo:font-size="10pt"/>
    </style:style>
    <style:style style:name="P28" style:family="paragraph" style:parent-style-name="Text_20_body" style:list-style-name="L8">
      <style:text-properties fo:font-size="10pt"/>
    </style:style>
    <style:style style:name="P29" style:family="paragraph" style:parent-style-name="Text_20_body" style:list-style-name="L9">
      <style:text-properties fo:font-size="10pt"/>
    </style:style>
    <style:style style:name="P30" style:family="paragraph" style:parent-style-name="Text_20_body" style:list-style-name="L10">
      <style:text-properties fo:font-size="10pt"/>
    </style:style>
    <style:style style:name="P31" style:family="paragraph" style:parent-style-name="Text_20_body" style:list-style-name="L11">
      <style:text-properties fo:font-size="10pt"/>
    </style:style>
    <style:style style:name="P32" style:family="paragraph" style:parent-style-name="Text_20_body" style:list-style-name="L12">
      <style:text-properties fo:font-size="10pt"/>
    </style:style>
    <style:style style:name="P33" style:family="paragraph" style:parent-style-name="Text_20_body" style:list-style-name="L17">
      <style:text-properties fo:font-size="10pt"/>
    </style:style>
    <style:style style:name="P34" style:family="paragraph" style:parent-style-name="Text_20_body">
      <style:paragraph-properties fo:margin-top="0in" fo:margin-bottom="0in" fo:text-align="center" style:justify-single-word="false"/>
    </style:style>
    <style:style style:name="P35" style:family="paragraph" style:parent-style-name="Text_20_body" style:list-style-name="L1">
      <style:paragraph-properties fo:margin-top="0in" fo:margin-bottom="0in"/>
    </style:style>
    <style:style style:name="P36" style:family="paragraph" style:parent-style-name="Text_20_body" style:list-style-name="L2">
      <style:paragraph-properties fo:margin-top="0in" fo:margin-bottom="0in"/>
    </style:style>
    <style:style style:name="P37" style:family="paragraph" style:parent-style-name="Text_20_body" style:list-style-name="L4">
      <style:paragraph-properties fo:margin-top="0in" fo:margin-bottom="0in"/>
    </style:style>
    <style:style style:name="P38" style:family="paragraph" style:parent-style-name="Text_20_body" style:list-style-name="L5">
      <style:paragraph-properties fo:margin-top="0in" fo:margin-bottom="0in"/>
    </style:style>
    <style:style style:name="P39" style:family="paragraph" style:parent-style-name="Text_20_body" style:list-style-name="L7">
      <style:paragraph-properties fo:margin-top="0in" fo:margin-bottom="0in"/>
    </style:style>
    <style:style style:name="P40" style:family="paragraph" style:parent-style-name="Text_20_body" style:list-style-name="L23">
      <style:paragraph-properties fo:margin-top="0in" fo:margin-bottom="0in"/>
    </style:style>
    <style:style style:name="P41" style:family="paragraph" style:parent-style-name="Text_20_body" style:list-style-name="L1">
      <style:paragraph-properties fo:margin-top="0in" fo:margin-bottom="0in"/>
      <style:text-properties fo:font-size="10pt"/>
    </style:style>
    <style:style style:name="P42" style:family="paragraph" style:parent-style-name="Text_20_body" style:list-style-name="L3">
      <style:paragraph-properties fo:margin-top="0in" fo:margin-bottom="0in"/>
      <style:text-properties fo:font-size="10pt"/>
    </style:style>
    <style:style style:name="P43" style:family="paragraph" style:parent-style-name="Text_20_body" style:list-style-name="L4">
      <style:paragraph-properties fo:margin-top="0in" fo:margin-bottom="0in"/>
      <style:text-properties fo:font-size="10pt"/>
    </style:style>
    <style:style style:name="P44" style:family="paragraph" style:parent-style-name="Text_20_body" style:list-style-name="L6">
      <style:paragraph-properties fo:margin-top="0in" fo:margin-bottom="0in"/>
      <style:text-properties fo:font-size="10pt"/>
    </style:style>
    <style:style style:name="P45" style:family="paragraph" style:parent-style-name="Text_20_body" style:list-style-name="L7">
      <style:paragraph-properties fo:margin-top="0in" fo:margin-bottom="0in"/>
      <style:text-properties fo:font-size="10pt"/>
    </style:style>
    <style:style style:name="P46" style:family="paragraph" style:parent-style-name="Text_20_body" style:list-style-name="L8">
      <style:paragraph-properties fo:margin-top="0in" fo:margin-bottom="0in"/>
      <style:text-properties fo:font-size="10pt"/>
    </style:style>
    <style:style style:name="P47" style:family="paragraph" style:parent-style-name="Text_20_body" style:list-style-name="L9">
      <style:paragraph-properties fo:margin-top="0in" fo:margin-bottom="0in"/>
      <style:text-properties fo:font-size="10pt"/>
    </style:style>
    <style:style style:name="P48" style:family="paragraph" style:parent-style-name="Text_20_body" style:list-style-name="L10">
      <style:paragraph-properties fo:margin-top="0in" fo:margin-bottom="0in"/>
      <style:text-properties fo:font-size="10pt"/>
    </style:style>
    <style:style style:name="P49" style:family="paragraph" style:parent-style-name="Text_20_body" style:list-style-name="L11">
      <style:paragraph-properties fo:margin-top="0in" fo:margin-bottom="0in"/>
      <style:text-properties fo:font-size="10pt"/>
    </style:style>
    <style:style style:name="P50" style:family="paragraph" style:parent-style-name="Text_20_body" style:list-style-name="L12">
      <style:paragraph-properties fo:margin-top="0in" fo:margin-bottom="0in"/>
      <style:text-properties fo:font-size="10pt"/>
    </style:style>
    <style:style style:name="P51" style:family="paragraph" style:parent-style-name="Text_20_body" style:list-style-name="L13">
      <style:paragraph-properties fo:margin-top="0in" fo:margin-bottom="0in"/>
      <style:text-properties fo:font-size="10pt"/>
    </style:style>
    <style:style style:name="P52" style:family="paragraph" style:parent-style-name="Text_20_body" style:list-style-name="L14">
      <style:paragraph-properties fo:margin-top="0in" fo:margin-bottom="0in"/>
      <style:text-properties fo:font-size="10pt"/>
    </style:style>
    <style:style style:name="P53" style:family="paragraph" style:parent-style-name="Text_20_body" style:list-style-name="L15">
      <style:paragraph-properties fo:margin-top="0in" fo:margin-bottom="0in"/>
      <style:text-properties fo:font-size="10pt"/>
    </style:style>
    <style:style style:name="P54" style:family="paragraph" style:parent-style-name="Text_20_body" style:list-style-name="L16">
      <style:paragraph-properties fo:margin-top="0in" fo:margin-bottom="0in"/>
      <style:text-properties fo:font-size="10pt"/>
    </style:style>
    <style:style style:name="P55" style:family="paragraph" style:parent-style-name="Text_20_body" style:list-style-name="L17">
      <style:paragraph-properties fo:margin-top="0in" fo:margin-bottom="0in"/>
      <style:text-properties fo:font-size="10pt"/>
    </style:style>
    <style:style style:name="P56" style:family="paragraph" style:parent-style-name="Text_20_body" style:list-style-name="L18">
      <style:paragraph-properties fo:margin-top="0in" fo:margin-bottom="0in"/>
      <style:text-properties fo:font-size="10pt"/>
    </style:style>
    <style:style style:name="P57" style:family="paragraph" style:parent-style-name="Text_20_body" style:list-style-name="L19">
      <style:paragraph-properties fo:margin-top="0in" fo:margin-bottom="0in"/>
      <style:text-properties fo:font-size="10pt"/>
    </style:style>
    <style:style style:name="P58" style:family="paragraph" style:parent-style-name="Text_20_body" style:list-style-name="L21">
      <style:paragraph-properties fo:margin-top="0in" fo:margin-bottom="0in"/>
      <style:text-properties fo:font-size="10pt"/>
    </style:style>
    <style:style style:name="P59" style:family="paragraph" style:parent-style-name="Text_20_body" style:list-style-name="L22">
      <style:paragraph-properties fo:margin-top="0in" fo:margin-bottom="0in"/>
      <style:text-properties fo:font-size="10pt"/>
    </style:style>
    <style:style style:name="P60" style:family="paragraph" style:parent-style-name="Text_20_body" style:list-style-name="L24">
      <style:paragraph-properties fo:margin-top="0in" fo:margin-bottom="0in"/>
      <style:text-properties fo:font-size="10pt"/>
    </style:style>
    <style:style style:name="P61" style:family="paragraph" style:parent-style-name="Text_20_body" style:list-style-name="L25">
      <style:paragraph-properties fo:margin-top="0in" fo:margin-bottom="0in"/>
      <style:text-properties fo:font-size="10pt"/>
    </style:style>
    <style:style style:name="T1" style:family="text">
      <style:text-properties fo:font-weight="bold"/>
    </style:style>
    <style:style style:name="T2" style:family="text">
      <style:text-properties style:text-position="33% 80%"/>
    </style:style>
    <style:style style:name="T3" style:family="text">
      <style:text-properties style:text-position="33% 80%" fo:font-size="10pt"/>
    </style:style>
    <style:style style:name="T4" style:family="text">
      <style:text-properties fo:font-style="italic"/>
    </style:style>
    <style:style style:name="T5" style:family="text">
      <style:text-properties fo:font-size="14pt" fo:font-weight="bold"/>
    </style:style>
    <style:style style:name="T6" style:family="text">
      <style:text-properties fo:font-size="16pt"/>
    </style:style>
    <style:style style:name="T7" style:family="text">
      <style:text-properties fo:font-size="10pt"/>
    </style:style>
    <style:style style:name="T8" style:family="text">
      <style:text-properties fo:font-size="10pt" fo:font-style="italic"/>
    </style:style>
    <style:style style:name="T9" style:family="text">
      <style:text-properties fo:font-size="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p text:style-name="P34"><text:span text:style-name="T5">Neil Smithline</text:span> <text:line-break/>831 Beacon St, Suite #255<text:line-break/>Newton Centre, MA 02459<text:line-break/>Voice: 408-634-5764 <text:s text:c="3"/>Fax: 206-666-5090 <text:line-break/>(Most current resume available at <text:a xlink:type="simple" xlink:href="http://www.neilsmithline.com/" office:target-frame-name="_blank" xlink:show="new">www.NeilSmithline.com</text:a>.)<text:line-break/><draw:a xlink:type="simple" xlink:href="mailto:jobs@neilsmithline.com"><draw:frame draw:style-name="fr1" draw:name="graphics1" text:anchor-type="as-char" svg:width="1.2118in" svg:height="0.1516in" draw:z-index="0"><draw:image xlink:href="http://www.neilsmithline.com/uploads/images/jobs@neilsmithline.com.png" xlink:type="simple" xlink:show="embed" xlink:actuate="onLoad"/><svg:title>jobs at my homepage domain (ie: 'NeilSmithline.com')</svg:title></draw:frame></draw:a> </text:p>
        <text:section text:style-name="Sect1" text:name="outline-container-1">
          <text:h text:style-name="P1" text:outline-level="2"><text:bookmark text:name="sec-1"/>Objective</text:h>
          <text:section text:style-name="Sect1" text:name="text-1">
            <text:p text:style-name="P23">I am looking to add my experience and creativity to an exciting engineering team be part of a fast-paced, cutting-edge technology company. </text:p>
          </text:section>
        </text:section>
        <text:section text:style-name="Sect1" text:name="outline-container-2">
          <text:h text:style-name="P1" text:outline-level="2"><text:bookmark text:name="sec-2"/>General Skills</text:h>
          <text:section text:style-name="Sect1" text:name="text-2">
            <text:list xml:id="list190371589" text:style-name="L1">
              <text:list-item>
                <text:p text:style-name="P41">Familiar with a wide variety of development processes including Waterfall, eXtreme Programming (XP), Agile Software Development, Unified Rational Development, etc… </text:p>
              </text:list-item>
              <text:list-item>
                <text:p text:style-name="P41">Self-motivated starter. </text:p>
              </text:list-item>
              <text:list-item>
                <text:p text:style-name="P41">Happy to adapt to new technology areas, utilize different development processes, and perform within a multitude of organizational structures. </text:p>
              </text:list-item>
              <text:list-item>
                <text:p text:style-name="P35"><text:span text:style-name="T7">Extensive experience interacting with a wide-range of domestic and international companies, in a diverse set of industries, varying in size from startups to </text:span><text:a xlink:type="simple" xlink:href="http://www.forbes.com/global2000/list/"><text:span text:style-name="T7">Global 2000 Companies</text:span></text:a><text:span text:style-name="T7">. </text:span></text:p>
              </text:list-item>
              <text:list-item>
                <text:p text:style-name="P8"><text:span text:style-name="T7">Comfortable working alone or as a member of a team, locally or remotely, as a technical lead or individual contributor.</text:span> </text:p>
              </text:list-item>
            </text:list>
          </text:section>
        </text:section>
        <text:section text:style-name="Sect1" text:name="outline-container-3">
          <text:h text:style-name="P1" text:outline-level="2"><text:bookmark text:name="sec-3"/>Significant Technical Accomplishments</text:h>
          <text:section text:style-name="Sect1" text:name="text-3">
            <text:list xml:id="list1518032617" text:style-name="L2">
              <text:list-item>
                <text:p text:style-name="P36"><text:span text:style-name="T7">Enterprise architect: architected and cowrote WLS security framework</text:span><text:a xlink:type="simple" xlink:href="../NeilSmithline.html#fn.1" office:name="fnr.1"><text:span text:style-name="T3">1</text:span></text:a><text:span text:style-name="T7">. </text:span></text:p>
              </text:list-item>
              <text:list-item>
                <text:p text:style-name="P36"><text:span text:style-name="T7">Object oriented design and analysis experience including use of </text:span><text:a xlink:type="simple" xlink:href="http://en.wikipedia.org/wiki/Rational_rose"><text:span text:style-name="T7">Rational Rose</text:span></text:a><text:span text:style-name="T7"> and </text:span><text:a xlink:type="simple" xlink:href="http://en.wikipedia.org/wiki/Borland_Together"><text:span text:style-name="T7">TogetherJ/Borland Together</text:span></text:a><text:span text:style-name="T7">. </text:span></text:p>
              </text:list-item>
              <text:list-item>
                <text:p text:style-name="P36"><text:span text:style-name="T7">Application security expert including knowledge of Java security (</text:span><text:a xlink:type="simple" xlink:href="http://en.wikipedia.org/wiki/J2ee"><text:span text:style-name="T7">JEE/J2EE</text:span></text:a><text:span text:style-name="T7"> and </text:span><text:a xlink:type="simple" xlink:href="http://en.wikipedia.org/wiki/J2ee"><text:span text:style-name="T7">JSE/J2SE</text:span></text:a><text:span text:style-name="T7">), identity management (</text:span><text:a xlink:type="simple" xlink:href="http://en.wikipedia.org/wiki/Idm"><text:span text:style-name="T7">IDM</text:span></text:a><text:span text:style-name="T7">), web services security, </text:span><text:a xlink:type="simple" xlink:href="http://en.wikipedia.org/wiki/SAML"><text:span text:style-name="T7">SAML</text:span></text:a><text:span text:style-name="T7">, </text:span><text:a xlink:type="simple" xlink:href="http://en.wikipedia.org/wiki/XACML"><text:span text:style-name="T7">XACML</text:span></text:a><text:span text:style-name="T7">, </text:span><text:a xlink:type="simple" xlink:href="http://en.wikipedia.org/wiki/Kerberos_%28protocol%29"><text:span text:style-name="T7">Kerberos</text:span></text:a><text:span text:style-name="T7">, Firewalls, </text:span><text:a xlink:type="simple" xlink:href="http://en.wikipedia.org/wiki/DMZ_%28computing%29"><text:span text:style-name="T7">DMZs</text:span></text:a><text:span text:style-name="T7">, and many other technologies. Familiar with many national and international security guidelines including </text:span><text:a xlink:type="simple" xlink:href="http://en.wikipedia.org/wiki/Common_criteria"><text:span text:style-name="T7">Common Criteria</text:span></text:a><text:span text:style-name="T7">, Swiss and German Banking laws, security practices of dozens of the world's most secure companies and government agencies. </text:span></text:p>
              </text:list-item>
              <text:list-item>
                <text:p text:style-name="P36"><text:span text:style-name="T7">Intimately familiar with the concepts behind application servers: </text:span><text:a xlink:type="simple" xlink:href="http://en.wikipedia.org/wiki/Oracle_WebLogic_Server"><text:span text:style-name="T7">WebLogic Server</text:span></text:a><text:span text:style-name="T7"> expert, </text:span><text:a xlink:type="simple" xlink:href="http://en.wikipedia.org/wiki/Websphere"><text:span text:style-name="T7">WebSphere</text:span></text:a><text:span text:style-name="T7">, and </text:span><text:a xlink:type="simple" xlink:href="http://en.wikipedia.org/wiki/Jrun"><text:span text:style-name="T7">JRun</text:span></text:a><text:span text:style-name="T7"> experience. </text:span></text:p>
              </text:list-item>
              <text:list-item>
                <text:p text:style-name="P24">Extensive experience with a variety of programming languages and operating systems. </text:p>
              </text:list-item>
            </text:list>
          </text:section>
        </text:section>
        <text:section text:style-name="Sect1" text:name="outline-container-4">
          <text:h text:style-name="P2" text:outline-level="2"><text:bookmark text:name="sec-4"/>Employment</text:h>
          <text:h text:style-name="P3" text:outline-level="2"><text:span text:style-name="T9">Open Source Developer/Personal Leave, January 2011-Present</text:span></text:h>
          <text:section text:style-name="Sect1" text:name="outline-container-4-1">
            <text:section text:style-name="Sect1" text:name="outline-container-4-1-1">
              <text:h text:style-name="P6" text:outline-level="4"><text:bookmark text:name="sec-4-1-1"/>Personal Leave, January 2011-Present</text:h>
              <text:section text:style-name="Sect1" text:name="text-4-1-1">
                <text:list xml:id="list1014354236" text:style-name="L3">
                  <text:list-item>
                    <text:p text:style-name="P42">Single parent providing 24x7 care for a sick child requiring surgery and several multiday hospitalizations over 12+ months. </text:p>
                  </text:list-item>
                  <text:list-item>
                    <text:p text:style-name="P42">Child is currently healthy, undertaking rehab to recover from a year of bedrest, and looking for a part-time job prior to starting college in September 2012. </text:p>
                  </text:list-item>
                  <text:list-item>
                    <text:p text:style-name="P9"><text:span text:style-name="T7">I am now anxiously looking to return to the workplace.</text:span> </text:p>
                  </text:list-item>
                </text:list>
              </text:section>
            </text:section>
            <text:section text:style-name="Sect1" text:name="outline-container-4-1-2">
              <text:h text:style-name="P6" text:outline-level="4"><text:bookmark text:name="sec-4-1-2"/><text:bookmark text:name="ID-5E94F0AE-CC44-4B35-95B9-61611DDB2E48"/>Open Source Developer, January 2011-Present</text:h>
              <text:section text:style-name="Sect1" text:name="text-4-1-2">
                <text:list xml:id="list1072341243" text:style-name="L4">
                  <text:list-item>
                    <text:p text:style-name="P43">As time permitted, contributed and created multiple open source projects: </text:p>
                    <text:list>
                      <text:list-item>
                        <text:p text:style-name="P37"><text:soft-page-break/><text:span text:style-name="T7">Gmail2Gcal Notifier: </text:span><text:a xlink:type="simple" xlink:href="http://bit.ly/JkCqW9"><text:span text:style-name="T7">Gmail2Gcal Notifier</text:span></text:a><text:span text:style-name="T7"> is an original project that converts Gmail messages deemed important into calendar appointments with notifications. When integrated with an Android phone, this combines Gmail filtering, immediate notification of important emails, and sophisticated calendar notification functionality such as snooze and nags. A live demo can be found at Gmail2Gcal's </text:span><text:a xlink:type="simple" xlink:href="http://bit.ly/JkCqW9"><text:span text:style-name="T7">Github</text:span></text:a><text:span text:style-name="T7"> repository page. Languages used: </text:span><text:span text:style-name="T8">Lua</text:span><text:span text:style-name="T7"> and </text:span><text:span text:style-name="T8">Shell</text:span><text:span text:style-name="T7">. </text:span></text:p>
                      </text:list-item>
                      <text:list-item>
                        <text:p text:style-name="P37"><text:a xlink:type="simple" xlink:href="http://bit.ly/J7N024"><text:span text:style-name="T7">IMAPFilter</text:span></text:a><text:span text:style-name="T7">: Added additional examples and submitted a still pending </text:span><text:a xlink:type="simple" xlink:href="http://bit.ly/JiAg7t"><text:span text:style-name="T7">pull request</text:span></text:a><text:span text:style-name="T7">. Languages used: </text:span><text:span text:style-name="T8">Lua</text:span><text:span text:style-name="T7">. </text:span></text:p>
                      </text:list-item>
                      <text:list-item>
                        <text:p text:style-name="P37"><text:span text:style-name="T7">Numerous </text:span><text:a xlink:type="simple" xlink:href="http://bit.ly/J3ouNd"><text:span text:style-name="T7">GNU Emacs</text:span></text:a><text:span text:style-name="T7"> extensions: Have taken over maintenance of bitly.el and rewritten it so that it now communicates with </text:span><text:a xlink:type="simple" xlink:href="../NeilSmithline.html#Bit.ly"><text:span text:style-name="T7">Bit.ly</text:span></text:a><text:span text:style-name="T7"> asynchronously, providing dramatic performance improvements. Wrote several original packages including </text:span><text:a xlink:type="simple" xlink:href="http://bit.ly/JktDTW"><text:span text:style-name="T7">org-defprop</text:span></text:a><text:span text:style-name="T7">, </text:span><text:a xlink:type="simple" xlink:href="http://bit.ly/JktS1q"><text:span text:style-name="T7">defhook</text:span></text:a><text:span text:style-name="T7">, and </text:span><text:a xlink:type="simple" xlink:href="http://bit.ly/Jku3d3"><text:span text:style-name="T7">org-global-link-insert</text:span></text:a><text:span text:style-name="T7">. Languages used: </text:span><text:span text:style-name="T8">Elisp</text:span><text:span text:style-name="T7">. </text:span></text:p>
                      </text:list-item>
                      <text:list-item>
                        <text:p text:style-name="P37"><text:a xlink:type="simple" xlink:href="http://bit.ly/Jks8Fr"><text:span text:style-name="T7">org-ruby</text:span></text:a><text:span text:style-name="T7"> (a component of </text:span><text:a xlink:type="simple" xlink:href="http://bit.ly/JkshbU"><text:span text:style-name="T7">Github</text:span></text:a><text:span text:style-name="T7">): Improved Github's functionality for displaying </text:span><text:a xlink:type="simple" xlink:href="http://bit.ly/zhYdcB"><text:span text:style-name="T7">.org</text:span></text:a><text:span text:style-name="T7"> files. Languages used: </text:span><text:span text:style-name="T8">Ruby</text:span><text:span text:style-name="T7">. <text:s/></text:span></text:p>
                      </text:list-item>
                      <text:list-item>
                        <text:p text:style-name="P37"><text:a xlink:type="simple" xlink:href="http://bit.ly/wq2Ien"><text:span text:style-name="T7">Nanoblogger</text:span></text:a><text:span text:style-name="T7">: Have written a </text:span><text:a xlink:type="simple" xlink:href="http://bit.ly/JkAz3C"><text:span text:style-name="T7">Github plugin</text:span></text:a><text:span text:style-name="T7"> and an original </text:span><text:a xlink:type="simple" xlink:href="http://bit.ly/xOIkfJ"><text:span text:style-name="T7">command-line</text:span></text:a><text:span text:style-name="T7"> interface, </text:span><text:a xlink:type="simple" xlink:href="http://bit.ly/JkBm4v"><text:span text:style-name="T7">nbc</text:span></text:a><text:span text:style-name="T7">, for Nanoblogger. Languages used: </text:span><text:span text:style-name="T8">Shell</text:span><text:span text:style-name="T7">. </text:span></text:p>
                      </text:list-item>
                      <text:list-item>
                        <text:p text:style-name="P37"><text:span text:style-name="T7">UserScripts: Wrote multiple </text:span><text:a xlink:type="simple" xlink:href="http://bit.ly/Jkxy3f"><text:span text:style-name="T7">UserScripts</text:span></text:a><text:span text:style-name="T7"> (mini add-ons for browsers) including </text:span><text:a xlink:type="simple" xlink:href="http://bit.ly/JkwJHB"><text:span text:style-name="T7">timely-google-search-year</text:span></text:a><text:span text:style-name="T7"> that changes the default search for Google to exclude links older than one year. Languages: </text:span><text:span text:style-name="T8">JavaScript</text:span><text:span text:style-name="T7">. </text:span></text:p>
                      </text:list-item>
                      <text:list-item>
                        <text:p text:style-name="P10"><text:a xlink:type="simple" xlink:href="http://bit.ly/HJCSM7"><text:span text:style-name="T7">Firefox</text:span></text:a><text:span text:style-name="T7"> extension: Wrote the </text:span><text:a xlink:type="simple" xlink:href="http://bit.ly/HNR3jj"><text:span text:style-name="T7">AMO Up Top Version Info</text:span></text:a><text:span text:style-name="T7"> Firefox extension to make searching for compatible extensions for Mozilla products more efficient. Languages: </text:span><text:span text:style-name="T8">JavaScript</text:span><text:span text:style-name="T7"> and some minor </text:span><text:span text:style-name="T8">XML</text:span><text:span text:style-name="T7">. </text:span></text:p>
                      </text:list-item>
                    </text:list>
                  </text:list-item>
                </text:list>
              </text:section>
            </text:section>
          </text:section>
          <text:section text:style-name="Sect1" text:name="outline-container-4-2">
            <text:h text:style-name="Heading_20_3" text:outline-level="3"><text:bookmark text:name="sec-4-2"/><text:span text:style-name="T9">Security Contractor/Consultant (Newton, MA), June 2008-December 2011</text:span></text:h>
            <text:section text:style-name="Sect1" text:name="outline-container-4-2-1">
              <text:h text:style-name="P7" text:outline-level="4"><text:bookmark text:name="sec-4-2-1"/><text:bookmark text:name="ID-E6D72E9D-A205-462B-BBBE-DB8A81456410"/>Contractor for Aspect Security, August 2011-December 2011</text:h>
              <text:section text:style-name="Sect1" text:name="text-4-2-1">
                <text:list xml:id="list702392154" text:style-name="L5">
                  <text:list-item>
                    <text:p text:style-name="P38"><text:span text:style-name="T7">Performed security audits for multiple clients using a combination of manual code review, custom-written scripts, and </text:span><text:a xlink:type="simple" xlink:href="http://bit.ly/Kq5BrJ"><text:span text:style-name="T7">Fortify</text:span></text:a><text:span text:style-name="T7">'s products. </text:span></text:p>
                  </text:list-item>
                  <text:list-item>
                    <text:p text:style-name="P25">Made improvements to Aspect's proprietary fault recording and report generation tool. </text:p>
                  </text:list-item>
                </text:list>
              </text:section>
            </text:section>
            <text:section text:style-name="Sect1" text:name="outline-container-4-2-2">
              <text:h text:style-name="P6" text:outline-level="4"><text:bookmark text:name="sec-4-2-2"/>Security Consultant (multiple companies), June 2008-July 2011</text:h>
              <text:section text:style-name="Sect1" text:name="text-4-2-2">
                <text:list xml:id="list2080695043" text:style-name="L6">
                  <text:list-item>
                    <text:p text:style-name="P44">Provided security consulting to multiple companies looking to design a security strategy for future work. </text:p>
                  </text:list-item>
                  <text:list-item>
                    <text:p text:style-name="P26">Author of an online application security skills assessment based on OWASP.org's 2007 Top-10 Web Vulnerabilities. </text:p>
                  </text:list-item>
                </text:list>
              </text:section>
            </text:section>
          </text:section>
          <text:section text:style-name="Sect1" text:name="outline-container-4-3">
            <text:h text:style-name="P4" text:outline-level="3"><text:bookmark text:name="sec-4-3"/>BEA Systems (Boston, MA), October 1999-May 2008</text:h>
            <text:section text:style-name="Sect1" text:name="outline-container-4-3-1">
              <text:h text:style-name="P6" text:outline-level="4"><text:bookmark text:name="sec-4-3-1"/>Chief Security Architect, November 2000-May 2008</text:h>
              <text:section text:style-name="Sect1" text:name="text-4-3-1">
                <text:list xml:id="list163766630" text:style-name="L7">
                  <text:list-item>
                    <text:p text:style-name="P45">Responsible for all aspects of security in all of BEA’s products including tracking of relevant standards, and long-term security direction. </text:p>
                  </text:list-item>
                  <text:list-item>
                    <text:p text:style-name="P39"><text:span text:style-name="T7">Co-architected the BEA WebLogic Server security infrastructure which has been adopted by all BEA products and, following the BEA/Oracle buyout, is being adopted by Oracle products (eg: </text:span><text:a xlink:type="simple" xlink:href="http://docs.oracle.com/cd/E21764_01/web.1111/b32511/intro_ws.htm#autoId0"><text:span text:style-name="T7">Oracle Web Services Manager</text:span></text:a><text:span text:style-name="T7">). </text:span></text:p>
                  </text:list-item>
                  <text:list-item>
                    <text:p text:style-name="P45">Implemented major portions of the security system including Java 2 Security integration. </text:p>
                  </text:list-item>
                  <text:list-item>
                    <text:p text:style-name="P45">Developed security coding standards and processes used throughout BEA, created educational material and toured many of BEA's sites to educate (and learn from) the developers. </text:p>
                  </text:list-item>
                  <text:list-item>
                    <text:p text:style-name="P45">Created and managed BEA's vulnerability process and team. Growing it from two two people and two vulnerabilities a year to 50+ vulnerabilities a year with a company-wide team consisting of developers, management, project and product management, QA, technical publications, legal. </text:p>
                  </text:list-item>
                  <text:list-item>
                    <text:p text:style-name="P45">Worked hand-in-hand with key customers to help them design an effective security architecture using both BEA and non-BEA products. </text:p>
                  </text:list-item>
                  <text:list-item>
                    <text:p text:style-name="P45">Orchestrated all technical interactions with third party security vendors and helped them design their integration strategies with the WebLogic Server's security system. </text:p>
                  </text:list-item>
                  <text:list-item>
                    <text:p text:style-name="P27">Helped key customers design and implement an effective security architecture. </text:p>
                  </text:list-item>
                </text:list>
              </text:section>
            </text:section>
            <text:section text:style-name="Sect1" text:name="outline-container-4-3-2">
              <text:h text:style-name="P6" text:outline-level="4"><text:bookmark text:name="sec-4-3-2"/><text:soft-page-break/>Architect/Technical Lead/Senior Engineer, WebLogic Commerce Server, October 1999-October 2000</text:h>
              <text:section text:style-name="Sect1" text:name="text-4-3-2">
                <text:list xml:id="list1045085280" text:style-name="L8">
                  <text:list-item>
                    <text:p text:style-name="P46">Architected, designed, helped implement, and led Commerce Server team. </text:p>
                  </text:list-item>
                  <text:list-item>
                    <text:p text:style-name="P28">Designed webflow and pipeline subsystem - a Model-View-Controller paradigm for controlling web applications. Received a patent on this technology. </text:p>
                  </text:list-item>
                </text:list>
              </text:section>
            </text:section>
          </text:section>
          <text:section text:style-name="Sect1" text:name="outline-container-4-4">
            <text:h text:style-name="Heading_20_3" text:outline-level="3"><text:bookmark text:name="sec-4-4"/><text:span text:style-name="T9">Bowne Internet Solutions (Cambridge, MA)</text:span></text:h>
            <text:h text:style-name="Heading_20_3" text:outline-level="3"><text:bookmark text:name="sec-4-4-1"/><text:span text:style-name="T7">Technical Architect, July 1999-October 1999</text:span></text:h>
            <text:section text:style-name="Sect1" text:name="outline-container-4-4-1">
              <text:section text:style-name="Sect1" text:name="text-4-4-1">
                <text:list xml:id="list2172922471" text:style-name="L9">
                  <text:list-item>
                    <text:p text:style-name="P47">Responsible for all aspects of interaction with clients including responding to RFP's, sales presentations and leading the development team. </text:p>
                  </text:list-item>
                  <text:list-item>
                    <text:p text:style-name="P29">Created a new, corporate-wide format for proposals. </text:p>
                  </text:list-item>
                </text:list>
              </text:section>
            </text:section>
          </text:section>
          <text:section text:style-name="Sect1" text:name="outline-container-4-5">
            <text:h text:style-name="Heading_20_3" text:outline-level="3"><text:bookmark text:name="sec-4-5"/>Kronos Incorporated (Waltham, MA)</text:h>
            <text:section text:style-name="Sect1" text:name="outline-container-4-5-1">
              <text:h text:style-name="P6" text:outline-level="4"><text:bookmark text:name="sec-4-5-1"/>Architect/Technical Lead/Senior Engineer, June 1998-July 1999</text:h>
              <text:section text:style-name="Sect1" text:name="text-4-5-1">
                <text:list xml:id="list1894439539" text:style-name="L10">
                  <text:list-item>
                    <text:p text:style-name="P48">Technical lead for a 13 person team designing and implementing a Java Servlet/HTML/JavaScript 3 tier web application. </text:p>
                  </text:list-item>
                  <text:list-item>
                    <text:p text:style-name="P48">Responsible for implementation tasks, product definition, application architecture, and high level design. </text:p>
                  </text:list-item>
                  <text:list-item>
                    <text:p text:style-name="P48">Major implementation tasks include a flexible logging package used throughout the division, the logon security sub-system and the internationalization framework. </text:p>
                  </text:list-item>
                  <text:list-item>
                    <text:p text:style-name="P48">Key member of division wide architecture committee responsible for defining long-term directions and resolving cross product issues. </text:p>
                  </text:list-item>
                  <text:list-item>
                    <text:p text:style-name="P48">Leadership responsibilities include helping others resolve design and implementation issues, resource allocation, scheduling, cross team interactions, task prioritization, and general problem solving. </text:p>
                  </text:list-item>
                  <text:list-item>
                    <text:p text:style-name="P30">Designed a model/view/controller server side include mechanism for HTML files. </text:p>
                  </text:list-item>
                </text:list>
              </text:section>
            </text:section>
          </text:section>
          <text:section text:style-name="Sect1" text:name="outline-container-4-6">
            <text:h text:style-name="P5" text:outline-level="3"><text:bookmark text:name="sec-4-6"/>Remedy Corporation (Mountain View, CA)</text:h>
            <text:section text:style-name="Sect1" text:name="outline-container-4-6-1">
              <text:h text:style-name="P6" text:outline-level="4"><text:bookmark text:name="sec-4-6-1"/>Senior Web Engineer, November 1997-May 1998</text:h>
              <text:section text:style-name="Sect1" text:name="text-4-6-1">
                <text:list xml:id="list798668228" text:style-name="L11">
                  <text:list-item>
                    <text:p text:style-name="P49">Technical lead and senior engineer responsible for designing and implementing a Java applet and C++ middleware for a multi-tiered client-server system. </text:p>
                  </text:list-item>
                  <text:list-item>
                    <text:p text:style-name="P49">Assisted in specifying product requirements from the legacy Windows front-end client. </text:p>
                  </text:list-item>
                  <text:list-item>
                    <text:p text:style-name="P49">Helped design and implement refactoring of the C++ legacy fat application into a multi-threaded library and a single-threaded fat UI. The multi-threaded library continued to be used in the C++ UI and was also the foundation of the model for the mode/-view-controller web application's middleware. </text:p>
                  </text:list-item>
                  <text:list-item>
                    <text:p text:style-name="P31">Designed and implemented sub-systems for middleware server in C++ and thin Java client. </text:p>
                  </text:list-item>
                </text:list>
              </text:section>
            </text:section>
          </text:section>
          <text:section text:style-name="Sect1" text:name="outline-container-4-7">
            <text:h text:style-name="Heading_20_3" text:outline-level="3"><text:bookmark text:name="sec-4-7"/>Sun Microsystems (Palo Alto, CA)</text:h>
            <text:section text:style-name="Sect1" text:name="outline-container-4-7-1">
              <text:h text:style-name="P6" text:outline-level="4"><text:bookmark text:name="sec-4-7-1"/>Technical Lead for Java Workshop Internationalization, February 1997-October 1997</text:h>
              <text:section text:style-name="Sect1" text:name="text-4-7-1">
                <text:list xml:id="list990000923" text:style-name="L12">
                  <text:list-item>
                    <text:p text:style-name="P50">Technical lead for team internationalizing a large Java application. </text:p>
                  </text:list-item>
                  <text:list-item>
                    <text:p text:style-name="P50">Led major effort to quickly internationalize an existing Java program for European and Asian Languages on - Solaris and Wintel platforms. </text:p>
                  </text:list-item>
                  <text:list-item>
                    <text:p text:style-name="P50">Responsibilities included assigning tasks, resolution of technical problems, interfacing with other teams. </text:p>
                  </text:list-item>
                  <text:list-item>
                    <text:p text:style-name="P50">Designed and implemented underlying framework for all message internationalization. Optimized %use of Java - ResourceBundle to achieve ~4X performance improvements. </text:p>
                  </text:list-item>
                  <text:list-item>
                    <text:p text:style-name="P32">Implemented major portions of internationalization support including a tool that both checks for internationalization problems as well as modifies the code to correct the problems. </text:p>
                  </text:list-item>
                </text:list>
              </text:section>
            </text:section>
            <text:section text:style-name="Sect1" text:name="outline-container-4-7-2">
              <text:h text:style-name="P6" text:outline-level="4"><text:bookmark text:name="sec-4-7-2"/><text:soft-page-break/>Project Lead for Visual Java, October 1996-February 1997</text:h>
              <text:section text:style-name="Sect1" text:name="text-4-7-2">
                <text:list xml:id="list1935586229" text:style-name="L13">
                  <text:list-item>
                    <text:p text:style-name="P51">Project lead for 6 person team on a fast-track development cycle to productize a university-built Java Beans based visual programming tool for Java. </text:p>
                  </text:list-item>
                  <text:list-item>
                    <text:p text:style-name="P11"><text:span text:style-name="T7">Responsibilities include technical oversight of project, internationalization, and framework integration.</text:span> </text:p>
                  </text:list-item>
                </text:list>
              </text:section>
            </text:section>
            <text:section text:style-name="Sect1" text:name="outline-container-4-7-3">
              <text:h text:style-name="P6" text:outline-level="4"><text:bookmark text:name="sec-4-7-3"/>Project Lead for Multi-Threaded Performance Tools, March 1995-October 1996</text:h>
              <text:section text:style-name="Sect1" text:name="text-4-7-3">
                <text:list xml:id="list861352724" text:style-name="L14">
                  <text:list-item>
                    <text:p text:style-name="P52">Responsible for technical leadership of five performance tools. </text:p>
                  </text:list-item>
                  <text:list-item>
                    <text:p text:style-name="P52">Led four person team on multi-year effort of developing a new multi-threaded performance tool. </text:p>
                  </text:list-item>
                  <text:list-item>
                    <text:p text:style-name="P12"><text:span text:style-name="T7">Responsibilities included scheduling, project definition, design, interface reviews, C++ implementation, testing, and documentation.</text:span> </text:p>
                  </text:list-item>
                </text:list>
              </text:section>
            </text:section>
            <text:section text:style-name="Sect1" text:name="outline-container-4-7-4">
              <text:h text:style-name="P6" text:outline-level="4"><text:bookmark text:name="sec-4-7-4"/>Incremental Linker Engineer, January 1994-February 1995</text:h>
              <text:section text:style-name="Sect1" text:name="text-4-7-4">
                <text:list xml:id="list113854518" text:style-name="L15">
                  <text:list-item>
                    <text:p text:style-name="P53">Part of two person team working on incremental linker. </text:p>
                  </text:list-item>
                  <text:list-item>
                    <text:p text:style-name="P13"><text:span text:style-name="T7">Responsibilities included all aspects of development including designing, implementing, debugging, test writing, test suite maintenance, and scheduling.</text:span> </text:p>
                  </text:list-item>
                </text:list>
              </text:section>
            </text:section>
            <text:section text:style-name="Sect1" text:name="outline-container-4-7-5">
              <text:h text:style-name="P6" text:outline-level="4"><text:bookmark text:name="sec-4-7-5"/>DBX Engineer, July 1991-December 1993</text:h>
              <text:section text:style-name="Sect1" text:name="text-4-7-5">
                <text:list xml:id="list1838324873" text:style-name="L16">
                  <text:list-item>
                    <text:p text:style-name="P54">Chief designer and implementer of C++ support for DBX. </text:p>
                  </text:list-item>
                  <text:list-item>
                    <text:p text:style-name="P54">Had leadership and supervision responsibilities over other engineers working on C++ support. </text:p>
                  </text:list-item>
                  <text:list-item>
                    <text:p text:style-name="P14"><text:span text:style-name="T7">Provided general support for all aspects of DBX.</text:span> </text:p>
                  </text:list-item>
                </text:list>
              </text:section>
            </text:section>
          </text:section>
          <text:section text:style-name="Sect1" text:name="outline-container-4-8">
            <text:h text:style-name="P4" text:outline-level="3"><text:bookmark text:name="sec-4-8"/>Kodak Research Laboratories, Eastman Kodak (Rochester, NY)</text:h>
            <text:section text:style-name="Sect1" text:name="outline-container-4-8-1">
              <text:h text:style-name="P6" text:outline-level="4"><text:bookmark text:name="sec-4-8-1"/>Imaging Software Engineer Contractor, January 1991-June 1991</text:h>
              <text:section text:style-name="Sect1" text:name="text-4-8-1">
                <text:list xml:id="list424797799" text:style-name="L17">
                  <text:list-item>
                    <text:p text:style-name="P55">Member of a three member lab responsible for prototyping Kodak photoCD software. </text:p>
                  </text:list-item>
                  <text:list-item>
                    <text:p text:style-name="P33">Implemented a 24-bit color GUI application for displaying photoCDs. </text:p>
                  </text:list-item>
                </text:list>
              </text:section>
            </text:section>
          </text:section>
          <text:section text:style-name="Sect1" text:name="outline-container-4-9">
            <text:h text:style-name="P4" text:outline-level="3"><text:bookmark text:name="sec-4-9"/>Computer Science Department, University of Rochester</text:h>
            <text:section text:style-name="Sect1" text:name="outline-container-4-9-1">
              <text:h text:style-name="P6" text:outline-level="4"><text:bookmark text:name="sec-4-9-1"/>Research and Teaching Assistant, June 1986-December 1990</text:h>
              <text:section text:style-name="Sect1" text:name="text-4-9-1">
                <text:list xml:id="list886851842" text:style-name="L18">
                  <text:list-item>
                    <text:p text:style-name="P56">Implemented a parallel debugger for the Chrysalis parallel operating system. </text:p>
                  </text:list-item>
                  <text:list-item>
                    <text:p text:style-name="P15"><text:span text:style-name="T7">Assisted in the implementation of the Psyche Multiprocessor Operating System and an X-window based visual debugging tool.</text:span> </text:p>
                  </text:list-item>
                </text:list>
              </text:section>
            </text:section>
          </text:section>
          <text:section text:style-name="Sect1" text:name="outline-container-4-10">
            <text:h text:style-name="P4" text:outline-level="3"><text:bookmark text:name="sec-4-10"/>Computer Science Department, University of Buffalo</text:h>
            <text:section text:style-name="Sect1" text:name="outline-container-4-10-1">
              <text:h text:style-name="P6" text:outline-level="4"><text:bookmark text:name="sec-4-10-1"/>Laboratory Assistant, September 1985-May 1986, September 1986-May 1986</text:h>
              <text:section text:style-name="Sect1" text:name="text-4-10-1">
                <text:list xml:id="list1328284991" text:style-name="L19">
                  <text:list-item>
                    <text:p text:style-name="P57">Responsibilities included Unix system administration, training of new assistants and application programming. </text:p>
                  </text:list-item>
                  <text:list-item>
                    <text:p text:style-name="P16"><text:span text:style-name="T7">Designed and implemented a Modula-2 runtime library used by students and faculty.</text:span> </text:p>
                  </text:list-item>
                </text:list>
              </text:section>
            </text:section>
          </text:section>
          <text:section text:style-name="Sect1" text:name="outline-container-4-11">
            <text:h text:style-name="P5" text:outline-level="3"><text:bookmark text:name="sec-4-11"/>Grumman Aerospace Systems</text:h>
            <text:section text:style-name="Sect1" text:name="outline-container-4-11-1">
              <text:h text:style-name="P6" text:outline-level="4"><text:bookmark text:name="sec-4-11-1"/>Summer Intern, June 1986-August 1986</text:h>
              <text:section text:style-name="Sect1" text:name="text-4-11-1">
                <text:list xml:id="list939219849" text:style-name="L20">
                  <text:list-item>
                    <text:p text:style-name="P17"><text:span text:style-name="T7">Designed and implemented a document development system reducing duplication of data by providing automated </text:span><text:soft-page-break/><text:span text:style-name="T7">cross-referencing during the creation of MIL-STD-2167 documents</text:span> </text:p>
                  </text:list-item>
                </text:list>
              </text:section>
            </text:section>
          </text:section>
          <text:section text:style-name="Sect1" text:name="outline-container-4-12">
            <text:h text:style-name="Heading_20_3" text:outline-level="3"><text:bookmark text:name="sec-4-12"/>Publications, Patents, Presentations, and Open Source Contributions</text:h>
            <text:section text:style-name="Sect1" text:name="outline-container-4-12-1">
              <text:h text:style-name="P6" text:outline-level="4"><text:bookmark text:name="sec-4-12-1"/>Publications</text:h>
              <text:section text:style-name="Sect1" text:name="text-4-12-1">
                <text:list xml:id="list1009083370" text:style-name="L21">
                  <text:list-item>
                    <text:p text:style-name="P58">Contributor to OWASP.org's “2010 Top Ten Web Vulnerabilities”. </text:p>
                  </text:list-item>
                  <text:list-item>
                    <text:p text:style-name="P58">Member JSR-196: Java Authentication Service Provider Interface for Containers. </text:p>
                  </text:list-item>
                  <text:list-item>
                    <text:p text:style-name="P58">Member JSR-115: Java Authorization Contract for Containers </text:p>
                  </text:list-item>
                  <text:list-item>
                    <text:p text:style-name="P58">Participated in JSR-149: Work Area Service for J2EE, and JCA. </text:p>
                  </text:list-item>
                  <text:list-item>
                    <text:p text:style-name="P58">Contributor to OWASP.org's “2007 Top Ten Web Vulnerabilities”. </text:p>
                  </text:list-item>
                  <text:list-item>
                    <text:p text:style-name="P58">CIO Online Article: “Confidential Data: You're Giving Away Your Corporate Secrets!”, 6/2008 </text:p>
                  </text:list-item>
                  <text:list-item>
                    <text:p text:style-name="P58">CSOOnline Article: “Attack Dangers Posed by 'Innocent' Files” </text:p>
                  </text:list-item>
                  <text:list-item>
                    <text:p text:style-name="P18"><text:span text:style-name="T7">Peer-reviewed "Implementation Issues for the Psyche Multiprocessor Operating System"; appearing in Computing Systems 3, 1989</text:span> </text:p>
                  </text:list-item>
                </text:list>
              </text:section>
            </text:section>
            <text:section text:style-name="Sect1" text:name="outline-container-4-12-2">
              <text:h text:style-name="P6" text:outline-level="4"><text:bookmark text:name="sec-4-12-2"/>Presentations</text:h>
              <text:section text:style-name="Sect1" text:name="text-4-12-2">
                <text:list xml:id="list531725908" text:style-name="L22">
                  <text:list-item>
                    <text:p text:style-name="P59">Designated <text:span text:style-name="T4">must see</text:span> presentation by JavaOne staff: “Writing Secure Web Applications”, 2005 JavaOne. </text:p>
                  </text:list-item>
                  <text:list-item>
                    <text:p text:style-name="P59">"How to Secure a Web Application", WebLogic Developer's Journal October 2003. </text:p>
                  </text:list-item>
                  <text:list-item>
                    <text:p text:style-name="P59">“Writing Secure Web Applications”, BEAWorld 2005. </text:p>
                  </text:list-item>
                  <text:list-item>
                    <text:p text:style-name="P59">“WebLogic Server 9.0 Security Features”, BEAWorld 2005. </text:p>
                  </text:list-item>
                  <text:list-item>
                    <text:p text:style-name="P59">"So You Want to Write a Security Provider - Now What?", BEA eWorld 2004. </text:p>
                  </text:list-item>
                  <text:list-item>
                    <text:p text:style-name="P59">"Configuring and Administering WebLogic Security", BEA eWorld 2003. </text:p>
                  </text:list-item>
                  <text:list-item>
                    <text:p text:style-name="P59">"Using the New WebLogic Security Architecture", BEA eWorld 2002. </text:p>
                  </text:list-item>
                  <text:list-item>
                    <text:p text:style-name="P19"><text:span text:style-name="T7">Numerous internal and customer training presentations.</text:span> </text:p>
                  </text:list-item>
                </text:list>
              </text:section>
            </text:section>
            <text:section text:style-name="Sect1" text:name="outline-container-4-12-3">
              <text:h text:style-name="P6" text:outline-level="4"><text:bookmark text:name="sec-4-12-3"/>Patents</text:h>
              <text:section text:style-name="Sect1" text:name="text-4-12-3">
                <text:list xml:id="list583767266" text:style-name="L23">
                  <text:list-item>
                    <text:p text:style-name="P40"><text:span text:style-name="T7">US Patent #7,979,891: </text:span><text:a xlink:type="simple" xlink:href="http://1.usa.gov/7979891"><text:span text:style-name="T7">Method and System for Securing Execution of Untrusted Applications</text:span></text:a><text:span text:style-name="T7">, July 2011 This patent, in combination with 7,814,556 defines a model for enforcing </text:span><text:a xlink:type="simple" xlink:href="http://en.wikipedia.org/wiki/J2ee"><text:span text:style-name="T7">J2EE</text:span></text:a><text:span text:style-name="T7"> (a.k.a: JEE) application security via </text:span><text:a xlink:type="simple" xlink:href="http://en.wikipedia.org/wiki/Sandbox_%28computer_security%29"><text:span text:style-name="T7">sandboxing</text:span></text:a><text:span text:style-name="T7"> within a single process address space. </text:span></text:p>
                  </text:list-item>
                  <text:list-item>
                    <text:p text:style-name="P40"><text:span text:style-name="T7">US Patent #7,814,556: </text:span><text:a xlink:type="simple" xlink:href="http://1.usa.gov/7814556"><text:span text:style-name="T7">System and Method for Protecting APIs from Untrusted or Less Trusted Applications</text:span></text:a><text:span text:style-name="T7">, October 2010 See patent 7,979,891. </text:span></text:p>
                  </text:list-item>
                  <text:list-item>
                    <text:p text:style-name="P40"><text:span text:style-name="T7">US Patent #7,610,813: </text:span><text:a xlink:type="simple" xlink:href="http://1.usa.gov/7610613"><text:span text:style-name="T7">Servlet Authentication Filters</text:span></text:a><text:span text:style-name="T7">, October 2009 An extension of </text:span><text:a xlink:type="simple" xlink:href="http://en.wikipedia.org/wiki/J2ee"><text:span text:style-name="T7">J2EE</text:span></text:a><text:span text:style-name="T7"> (a.k.a: JEE) </text:span><text:a xlink:type="simple" xlink:href="http://en.wikipedia.org/wiki/Java_Servlet"><text:span text:style-name="T7">Servlets</text:span></text:a><text:span text:style-name="T7"> that provides an integrated and pluggable model for authentication for Servlets. </text:span><text:a xlink:type="simple" xlink:href="http://jcp.org/en/jsr/detail?id=196"><text:span text:style-name="T7">JSR-196</text:span></text:a><text:span text:style-name="T7"> extended J2EE via adopting, extending, and standardizing the concepts introduced in this patent. </text:span></text:p>
                  </text:list-item>
                  <text:list-item>
                    <text:p text:style-name="P40"><text:span text:style-name="T7">US Patent #7,487,207: </text:span><text:a xlink:type="simple" xlink:href="http://1.usa.gov/7487207"><text:span text:style-name="T7">System and method for determining the functionality of a software application based on nodes within the software application and transitions between the nodes</text:span></text:a><text:span text:style-name="T7">, February 2009 Defines a </text:span><text:a xlink:type="simple" xlink:href="http://en.wikipedia.org/wiki/Model–view–controller"><text:span text:style-name="T7">model-view-controller</text:span></text:a><text:span text:style-name="T7"> (MVC) model for implementing web applications. </text:span><text:a xlink:type="simple" xlink:href="http://en.wikipedia.org/wiki/Apache_Struts"><text:span text:style-name="T7">Apache Struts</text:span></text:a><text:span text:style-name="T7"> is based on the ideas defined in this patent. </text:span></text:p>
                  </text:list-item>
                  <text:list-item>
                    <text:p text:style-name="P40"><text:span text:style-name="T7">US Patent #7,051,069: </text:span><text:a xlink:type="simple" xlink:href="http://1.usa.gov/7051069"><text:span text:style-name="T7">System for managing logical process flow in an online environment</text:span></text:a><text:span text:style-name="T7">, May 2006 Earlier version of 7,487,207 above. </text:span></text:p>
                  </text:list-item>
                  <text:list-item>
                    <text:p text:style-name="P40"><text:span text:style-name="T7">US Patent application pending #20,060,031,855: </text:span><text:a xlink:type="simple" xlink:href="http://bit.ly/20060031855"><text:span text:style-name="T7">System and Method for Runtime Interface Versioning</text:span></text:a><text:span text:style-name="T7">, February 2006 The concepts embodied in this patent application have been used to ensure backwards compatibility for WebLogic Server's Security </text:span><text:a xlink:type="simple" xlink:href="http://en.wikipedia.org/wiki/Service_Provider_Interface"><text:span text:style-name="T7">SPI</text:span></text:a><text:span text:style-name="T7">s. The implementation of this patent allows the server to continue to add new functionality to the SPIs while maintaining forwards compatibility for security all providers written since 2002. </text:span><text:a xlink:type="simple" xlink:href="http://docs.oracle.com/cd/E24329_01/apirefs.1211/e24391/weblogic/security/spi/package-summary.html"><text:span text:style-name="T7">Current security SPI classes</text:span></text:a><text:span text:style-name="T7"> ending with "V2" are using this mechanism. </text:span></text:p>
                  </text:list-item>
                  <text:list-item>
                    <text:p text:style-name="P20"><text:span text:style-name="T7">US Patent #5,787,447: </text:span><text:a xlink:type="simple" xlink:href="http://1.usa.gov/5787447"><text:span text:style-name="T7">Memory allocation maintaining ordering across multiple heaps</text:span></text:a><text:span text:style-name="T7">, July 1998 A memory allocation algorithm that supported incremental modification of </text:span><text:a xlink:type="simple" xlink:href="http://en.wikipedia.org/wiki/Executable_and_Linkable_Format"><text:span text:style-name="T7">ELF executables</text:span></text:a><text:span text:style-name="T7">, while maintaining the ordering required by ELF as well as existing </text:span><text:a xlink:type="simple" xlink:href="http://en.wikipedia.org/wiki/Solaris_%28operating_system%29"><text:span text:style-name="T7">Solaris</text:span></text:a><text:span text:style-name="T7"> tools (eg: </text:span><text:a xlink:type="simple" xlink:href="http://en.wikipedia.org/wiki/Dbx_%28debugger%29"><text:span text:style-name="T7">dbx</text:span></text:a><text:span text:style-name="T7">) without requiring restarting of the application or the tools. </text:span></text:p>
                  </text:list-item>
                </text:list>
              </text:section>
            </text:section>
          </text:section>
          <text:section text:style-name="Sect1" text:name="outline-container-4-13">
            <text:h text:style-name="P4" text:outline-level="3"><text:bookmark text:name="sec-4-13"/><text:soft-page-break/>Open Source Contributions</text:h>
            <text:section text:style-name="Sect1" text:name="text-4-13">
              <text:list xml:id="list1217026843" text:style-name="L24">
                <text:list-item>
                  <text:p text:style-name="P60">“Contrib” UI interface plus API modifications for TKMan. </text:p>
                </text:list-item>
                <text:list-item>
                  <text:p text:style-name="P60">Emacs-style file completion for PDKSH. </text:p>
                </text:list-item>
                <text:list-item>
                  <text:p text:style-name="P60">GNU Emacs ILISP-mode modifications. </text:p>
                </text:list-item>
                <text:list-item>
                  <text:p text:style-name="P60">Numerous bug-fixes and suggestions. </text:p>
                </text:list-item>
                <text:list-item>
                  <text:p text:style-name="P21"><text:span text:style-name="T7">More recent open source contributions documented </text:span><text:a xlink:type="simple" xlink:href="../NeilSmithline.html#sec-4-1"><text:span text:style-name="T7">above</text:span></text:a><text:span text:style-name="T7">. </text:span></text:p>
                </text:list-item>
              </text:list>
            </text:section>
          </text:section>
        </text:section>
        <text:section text:style-name="Sect1" text:name="outline-container-5">
          <text:h text:style-name="P1" text:outline-level="2"><text:bookmark text:name="sec-5"/>Education</text:h>
          <text:section text:style-name="Sect1" text:name="text-5">
            <text:list xml:id="list1481782950" text:style-name="L25">
              <text:list-item>
                <text:p text:style-name="P61">Ph.D. all but dissertation, Computer Science, September 1986-1990; University of Rochester. </text:p>
              </text:list-item>
              <text:list-item>
                <text:p text:style-name="P61">M.S., Computer Science, May 1989; University of Rochester. </text:p>
              </text:list-item>
              <text:list-item>
                <text:p text:style-name="P61">B.S. with honors, Computer Science, May 1987; University of Buffalo </text:p>
              </text:list-item>
              <text:list-item>
                <text:p text:style-name="P61">University of Buffalo's President's List (4.0/4.0 GPA), Fall 1984 and Spring 1985 </text:p>
              </text:list-item>
              <text:list-item>
                <text:p text:style-name="P61">University of Buffalo's Dean's List (3.6/4.0 GPA), Fall 1986 and Fall 1987 </text:p>
              </text:list-item>
              <text:list-item>
                <text:p text:style-name="P61">New York State Regent's Scholarship Fall 1983 </text:p>
              </text:list-item>
              <text:list-item>
                <text:p text:style-name="P22"><text:span text:style-name="T7">National Merit Letter of Commendation Spring 1982</text:span> </text:p>
              </text:list-item>
            </text:list>
            <text:section text:style-name="Sect1" text:name="footnotes">
              <text:h text:style-name="Heading_20_4" text:outline-level="4"><text:span text:style-name="T7">Footnotes:</text:span> </text:h>
              <text:section text:style-name="Sect1" text:name="text-footnotes">
                <text:p text:style-name="Text_20_body"><text:a xlink:type="simple" xlink:href="../NeilSmithline.html#fnr.1" office:name="fn.1"><text:span text:style-name="T3">1</text:span></text:a><text:span text:style-name="T7"> Architected WebLogic Server security framework (</text:span><text:a xlink:type="simple" xlink:href="http://bit.ly/AF3TMb"><text:span text:style-name="T7">http://bit.ly/AF3TMb</text:span></text:a><text:span text:style-name="T7">). January 2012 marks the 11</text:span><text:span text:style-name="T3">th</text:span><text:span text:style-name="T7"> year that it will be the foundation of security for </text:span><text:a xlink:type="simple" xlink:href="http://bit.ly/z23Zss"><text:span text:style-name="T7">BEA's WebLogic Server</text:span></text:a><text:span text:style-name="T7"> (now </text:span><text:a xlink:type="simple" xlink:href="http://bit.ly/AF3TMb%29"><text:span text:style-name="T7">Oracle's Fusion Middleware</text:span></text:a><text:span text:style-name="T7">) and other </text:span><text:a xlink:type="simple" xlink:href="http://en.wikipedia.org/wiki/Middleware"><text:span text:style-name="T7">middleware</text:span></text:a><text:span text:style-name="T7"> products.</text:span> </text:p>
              </text:section>
            </text:section>
          </text:section>
        </text:section>
      </text:section>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0.5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10T15:09:56</dc:date>
    <meta:generator>LibreOffice/3.4$Unix LibreOffice_project/340m1$Build-402</meta:generator>
    <meta:document-statistic meta:table-count="0" meta:image-count="1" meta:object-count="0" meta:page-count="6" meta:paragraph-count="147" meta:word-count="2147" meta:character-count="15467" meta:non-whitespace-character-count="13455"/>
  </office:meta>
</office:document-meta>
</file>